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loext:opacity="100%" style:font-name="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uracy on test set: 93.75% Accuracy on test set: 95.3125% Accuracy on test set: 92.70833333333334% Accuracy on test set: 92.96875% Accuracy on test set: 93.75% Accuracy on test set: 93.75% Accuracy on test set: 93.30357142857143% Accuracy on test set: 93.75% Accuracy on test set: 94.09722222222221% Accuracy on test set: 94.0625% Accuracy on test set: 94.31818181818183% Accuracy on test set: 93.75% Accuracy on test set: 93.99038461538461% Accuracy on test set: 93.75% Accuracy on test set: 93.33333333333333% Accuracy on test set: 93.75% Accuracy on test set: 93.19852941176471% Accuracy on test set: 93.22916666666666% Accuracy on test set: 93.25657894736842% Accuracy on test set: 93.28125% Accuracy on test set: 92.85714285714286% Accuracy on test set: 92.75568181818183% Accuracy on test set: 92.52717391304348% Accuracy on test set: 92.578125% Accuracy on test set: 92.5% Accuracy on test set: 92.54807692307693% Accuracy on test set: 92.36111111111111% Accuracy on test set: 92.1875% Accuracy on test set: 92.13362068965517% Accuracy on test set: 91.97916666666667% Accuracy on test set: 91.73387096774194% Accuracy on test set: 91.796875% Accuracy on test set: 91.95075757575758% Accuracy on test set: 91.91176470588235% Accuracy on test set: 91.875% Accuracy on test set: 92.01388888888889% Accuracy on test set: 92.22972972972973% Accuracy on test set: 92.26973684210526% Accuracy on test set: 92.3076923076923% Accuracy on test set: 92.1875% Accuracy on test set: 92.30182926829268% Accuracy on test set: 92.41071428571429% Accuracy on test set: 92.29651162790698% Accuracy on test set: 92.32954545454545% Accuracy on test set: 92.15277777777777% Accuracy on test set: 92.25543478260869% Accuracy on test set: 92.2872340425532% Accuracy on test set: 92.25260416666666% Accuracy on test set: 92.15561224489795% Accuracy on test set: 92.3125% Accuracy on test set: 92.27941176470588% Accuracy on test set: 92.3076923076923% Accuracy on test set: 92.39386792452831% Accuracy on test set: 92.47685185185185% Accuracy on test set: 92.5% Accuracy on test set: 92.29910714285714% Accuracy on test set: 92.37938596491229% Accuracy on test set: 92.24137931034483% Accuracy on test set: 92.16101694915254% Accuracy on test set: 92.23958333333333% Accuracy on test set: 92.26434426229508% Accuracy on test set: 92.1875% Accuracy on test set: 92.1626984126984% Accuracy on test set: 92.28515625% Accuracy on test set: 92.3076923076923% Accuracy on test set: 92.23484848484848% Accuracy on test set: 92.25746268656717% Accuracy on test set: 92.27941176470588% Accuracy on test set: 92.21014492753623% Accuracy on test set: 92.27678571428571% Accuracy on test set: 92.12147887323944% Accuracy on test set: 92.13877909530083%</text:p>
      <text:p text:style-name="P1"/>
      <text:p text:style-name="P1"/>
      <text:p text:style-name="P1">Recall is : [0.98795181 0.87 0.87640449 0.92907801 0.92692308 0.81884058 0.88141026 0.94805195 0.96396396 0.96644295 0.97142857] Precision is: [0.85416667 0.90625 0.86666667 0.9739777 0.91287879 0.92622951 0.95155709 0.92993631 0.95820896 0.95364238 0.80952381] F1-Score is: [0.91620112 0.8877551 0.87150838 0.95099819 0.91984733 0.86923077 0.91514143 0.93890675 0.96107784 0.96 0.88311688]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3:00:45.268461958</meta:creation-date>
    <meta:generator>LibreOffice/7.3.7.2$Linux_X86_64 LibreOffice_project/30$Build-2</meta:generator>
    <dc:date>2024-04-08T23:01:51.559061866</dc:date>
    <meta:editing-duration>PT1M7S</meta:editing-duration>
    <meta:editing-cycles>1</meta:editing-cycles>
    <meta:document-statistic meta:table-count="0" meta:image-count="0" meta:object-count="0" meta:page-count="1" meta:paragraph-count="2" meta:word-count="400" meta:character-count="3115" meta:non-whitespace-character-count="2717"/>
  </office:meta>
</office:document-meta>
</file>